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fe1" officeooo:paragraph-rsid="001befe1"/>
    </style:style>
    <style:style style:name="P2" style:family="paragraph" style:parent-style-name="Standard">
      <style:text-properties officeooo:rsid="001c0da2" officeooo:paragraph-rsid="001c0da2"/>
    </style:style>
    <style:style style:name="P3" style:family="paragraph" style:parent-style-name="Standard">
      <style:text-properties officeooo:rsid="001dd26c" officeooo:paragraph-rsid="001dd26c"/>
    </style:style>
    <style:style style:name="P4" style:family="paragraph" style:parent-style-name="Standard">
      <style:text-properties officeooo:rsid="001e8e6d" officeooo:paragraph-rsid="001e8e6d"/>
    </style:style>
    <style:style style:name="P5" style:family="paragraph" style:parent-style-name="Standard">
      <style:text-properties officeooo:rsid="001e8e6d" officeooo:paragraph-rsid="001f68c9"/>
    </style:style>
    <style:style style:name="P6" style:family="paragraph" style:parent-style-name="Title">
      <style:text-properties fo:font-size="22pt" style:font-size-asian="22pt" style:font-size-complex="22pt"/>
    </style:style>
    <style:style style:name="P7" style:family="paragraph" style:parent-style-name="Standard">
      <style:text-properties officeooo:rsid="002161f9" officeooo:paragraph-rsid="002161f9"/>
    </style:style>
    <style:style style:name="P8" style:family="paragraph" style:parent-style-name="Standard">
      <style:text-properties officeooo:rsid="00238f66" officeooo:paragraph-rsid="00238f66"/>
    </style:style>
    <style:style style:name="T1" style:family="text">
      <style:text-properties officeooo:rsid="001f68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ing Conventions in pyFDA Project</text:p>
      <text:p text:style-name="P1"/>
      <text:h text:style-name="Heading_20_1" text:outline-level="1">UI elements</text:h>
      <text:p text:style-name="P1"/>
      <text:p text:style-name="P1">lblXXX: <text:tab/>QLabels</text:p>
      <text:p text:style-name="P1">cmbXXX: <text:tab/>QComboBox</text:p>
      <text:p text:style-name="P2">chkXXX: <text:tab/>QCheckBox</text:p>
      <text:p text:style-name="P2">butXXX: <text:tab/>QPushButton</text:p>
      <text:p text:style-name="P2">tblXXX: <text:tab/>QTableWidget</text:p>
      <text:p text:style-name="P3">frmXXX:<text:tab/>QFrame</text:p>
      <text:p text:style-name="P3">ledXXX:<text:tab/>QLineedit</text:p>
      <text:p text:style-name="P7">tabXXX:<text:tab/>QTabWidget</text:p>
      <text:p text:style-name="P8">spcXXX:<text:tab/>QSpacerItem</text:p>
      <text:p text:style-name="P3"/>
      <text:p text:style-name="P4">layVXXX:<text:tab/>QVBoxLayout</text:p>
      <text:p text:style-name="P4">layHXXX:<text:tab/>QHBoxLayout</text:p>
      <text:p text:style-name="P5">lay<text:span text:style-name="T1">G</text:span>XXX:<text:tab/>Q<text:span text:style-name="T1">Grid</text:span>Lay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7:19:35.661000000</meta:creation-date>
    <dc:date>2015-02-22T20:06:39.337000000</dc:date>
    <meta:editing-duration>PT32M49S</meta:editing-duration>
    <meta:editing-cycles>8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4" meta:word-count="31" meta:character-count="267" meta:non-whitespace-character-count="245"/>
  </office:meta>
</office:document-meta>
</file>